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b738" officeooo:paragraph-rsid="0004b738"/>
    </style:style>
    <style:style style:name="P2" style:family="paragraph" style:parent-style-name="Standard">
      <style:text-properties officeooo:paragraph-rsid="00057bb8"/>
    </style:style>
    <style:style style:name="P3" style:family="paragraph" style:parent-style-name="Standard" style:list-style-name="L1">
      <style:text-properties officeooo:paragraph-rsid="00057bb8"/>
    </style:style>
    <style:style style:name="P4" style:family="paragraph" style:parent-style-name="Standard" style:list-style-name="L1">
      <style:text-properties officeooo:rsid="0006495d" officeooo:paragraph-rsid="0006495d"/>
    </style:style>
    <style:style style:name="T1" style:family="text">
      <style:text-properties officeooo:rsid="0004b738"/>
    </style:style>
    <style:style style:name="T2" style:family="text">
      <style:text-properties officeooo:rsid="00050b79"/>
    </style:style>
    <style:style style:name="T3" style:family="text">
      <style:text-properties officeooo:rsid="0005646e"/>
    </style:style>
    <style:style style:name="T4" style:family="text">
      <style:text-properties officeooo:rsid="00057b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mier rapport avec <text:span text:style-name="T1">JasperStudio</text:span> </text:h>
      <text:p text:style-name="Standard"><text:s/></text:p>
      <text:h text:style-name="Heading_20_2" text:outline-level="2"><text:span text:style-name="T2">2.1 Installation</text:span> </text:h>
      <text:p text:style-name="P1">En fonction de votre système d’exploitation, télécharger la bonne distribution de la version communautaire JasperStudio.</text:p>
      <text:p text:style-name="P1"/>
      <text:p text:style-name="P1">Tester l’installation <text:span text:style-name="T3">en créant un rapport vide et en l’exécutant</text:span></text:p>
      <text:p text:style-name="Standard"/>
      <text:h text:style-name="Heading_20_2" text:outline-level="2"><text:span text:style-name="T2">2.2 Premier rapport avec </text:span>l'assistant </text:h>
      <text:p text:style-name="Standard">Le rapport que nous voulons générer affiche la liste des adresses groupées par ville. <text:span text:style-name="T4">La solution au format PDF est fournie.</text:span></text:p>
      <text:p text:style-name="Standard"/>
      <text:p text:style-name="Standard">Nous utilisons un <text:span text:style-name="T4">gabarit</text:span> prédéfini de Jasper. </text:p>
      <text:p text:style-name="Standard"/>
      <text:p text:style-name="P2"><text:span text:style-name="T4">Étapes : </text:span></text:p>
      <text:list xml:id="list1255420432" text:style-name="L1">
        <text:list-item>
          <text:p text:style-name="P3">Démarrer l'<text:span text:style-name="T4">ass</text:span>istant <text:span text:style-name="T4">de création de rapport</text:span></text:p>
        </text:list-item>
        <text:list-item>
          <text:p text:style-name="P3"><text:span text:style-name="T4">C</text:span>hoisir <text:span text:style-name="T4">le gabarit</text:span> « Cherry »</text:p>
        </text:list-item>
        <text:list-item>
          <text:p text:style-name="P4">Définir la base de données exemple comme source de données</text:p>
        </text:list-item>
        <text:list-item>
          <text:p text:style-name="P3"><text:span text:style-name="T4">Renseigner les différentes étapes de l’assistant</text:span>. <text:span text:style-name="T4">Pensez bien à l’ordre d’affichage des données</text:span> </text:p>
        </text:list-item>
      </text:list>
      <text:p text:style-name="Standard">Une fois le rapport créé, effectuer une prévisualisation en PD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BAU</meta:initial-creator>
    <meta:creation-date>2012-05-24T16:26:36</meta:creation-date>
    <dc:date>2019-01-15T11:30:09.284281670</dc:date>
    <meta:editing-duration>PT31M25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115" meta:character-count="748" meta:non-whitespace-character-count="642"/>
  </office:meta>
</office:document-meta>
</file>